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886cm" style:rel-column-width="6542*"/>
    </style:style>
    <style:style style:name="Tableau2.B" style:family="table-column">
      <style:table-column-properties style:column-width="17.002cm" style:rel-column-width="58993*"/>
    </style:style>
    <style:style style:name="Tableau2.1" style:family="table-row">
      <style:table-row-properties style:min-row-height="2.94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3.699cm"/>
    </style:style>
    <style:style style:name="Tableau2.3" style:family="table-row">
      <style:table-row-properties style:min-row-height="1.826cm"/>
    </style:style>
    <style:style style:name="Tableau2.A3" style:family="table-cell">
      <style:table-cell-properties style:vertical-align="" fo:padding="0.097cm" fo:border="none"/>
    </style:style>
    <style:style style:name="Table1" style:family="table">
      <style:table-properties style:width="16.81cm" table:align="margins"/>
    </style:style>
    <style:style style:name="Table1.A" style:family="table-column">
      <style:table-column-properties style:column-width="16.81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81cm" table:align="margins"/>
    </style:style>
    <style:style style:name="Table2.A" style:family="table-column">
      <style:table-column-properties style:column-width="16.81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81cm" table:align="margins"/>
    </style:style>
    <style:style style:name="Table3.A" style:family="table-column">
      <style:table-column-properties style:column-width="16.81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3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3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Tableau5" style:family="table">
      <style:table-properties style:width="18.888cm" table:align="margins"/>
    </style:style>
    <style:style style:name="Tableau5.A" style:family="table-column">
      <style:table-column-properties style:column-width="2.741cm" style:rel-column-width="1554*"/>
    </style:style>
    <style:style style:name="Tableau5.B" style:family="table-column">
      <style:table-column-properties style:column-width="16.147cm" style:rel-column-width="9154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Bitstream Charter"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13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1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Arial"/>
    </style:style>
    <style:style style:name="P16" style:family="paragraph" style:parent-style-name="Standard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font-name="Arial" fo:font-size="12pt" style:font-size-asian="12pt" style:font-size-complex="12pt"/>
    </style:style>
    <style:style style:name="P18" style:family="paragraph" style:parent-style-name="Standard">
      <style:text-properties style:font-name="Arial" fo:font-size="11pt" fo:font-style="normal" style:font-size-asian="11pt" style:font-style-asian="normal" style:font-size-complex="11pt" style:font-style-complex="normal"/>
    </style:style>
    <style:style style:name="P19" style:family="paragraph" style:parent-style-name="Standard">
      <style:text-properties style:font-name="Arial" fo:font-style="normal" style:font-style-asian="normal" style:font-style-complex="normal"/>
    </style:style>
    <style:style style:name="P20" style:family="paragraph" style:parent-style-name="Standard">
      <style:text-properties fo:font-variant="normal" fo:text-transform="none"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Standard">
      <style:text-properties fo:font-variant="normal" fo:text-transform="non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variant="normal" fo:text-transform="none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Arial"/>
    </style:style>
    <style:style style:name="P3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Arial" fo:font-size="16pt" style:font-size-asian="16pt" style:font-size-complex="16pt"/>
    </style:style>
    <style:style style:name="P3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Arial" fo:font-size="11pt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5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3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Verdana" fo:font-size="10pt" style:font-size-asian="10pt" style:font-size-complex="10pt"/>
    </style:style>
    <style:style style:name="P37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Arial" fo:font-size="11pt" fo:letter-spacing="-0.009cm" fo:font-weight="bold" style:font-size-asian="11pt" style:font-weight-asian="bold" style:font-size-complex="11pt" style:font-weight-complex="bold"/>
    </style:style>
    <style:style style:name="P38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style:font-name="Arial"/>
    </style:style>
    <style:style style:name="P3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name-complex="Bitstream Charter" style:font-weight-complex="bold"/>
    </style:style>
    <style:style style:name="T7" style:family="text">
      <style:text-properties fo:font-weight="bold" style:font-name-asian="Bitstream Charter" style:font-weight-asian="bold" style:font-name-complex="Bitstream Charter" style:font-weight-complex="bold"/>
    </style:style>
    <style:style style:name="T8" style:family="text">
      <style:text-properties fo:font-variant="normal" fo:text-transform="none"/>
    </style:style>
    <style:style style:name="T9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fo:font-variant="normal" fo:text-transform="none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variant="normal" fo:text-transform="none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font-size="11pt" fo:font-weight="bold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name-complex="Bitstream Charter" style:font-size-complex="11pt" style:font-style-complex="normal" style:font-weight-complex="bold"/>
    </style:style>
    <style:style style:name="T20" style:family="text">
      <style:text-properties fo:font-variant="normal" fo:text-transform="none" style:font-name="Bitstream Charter" fo:font-size="11pt" fo:font-style="normal" fo:font-weight="bold" style:font-name-asian="Bitstream Charter" style:font-size-asian="11pt" style:font-style-asian="normal" style:font-weight-asian="bold" style:font-name-complex="Bitstream Charter" style:font-size-complex="11pt" style:font-style-complex="normal" style:font-weight-complex="bold"/>
    </style:style>
    <style:style style:name="T21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fo:font-variant="normal" fo:text-transform="none" style:font-name="Bitstream Charter"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variant="normal" fo:text-transform="none" style:font-name="Bitstream Charter" fo:font-size="12pt" fo:letter-spacing="-0.009cm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variant="normal" fo:text-transform="none" style:font-name="Bitstream Charter" fo:font-size="12pt" fo:font-style="normal" fo:font-weight="bold" fo:background-color="transparent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27" style:family="text">
      <style:text-properties fo:font-variant="normal" fo:text-transform="none" style:font-name="Bitstream Charter" fo:font-size="12pt" fo:font-style="normal" fo:font-weight="bold" fo:background-color="transparent" style:font-name-asian="Bitstream Charter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28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style:font-name="Bitstream Charter" fo:letter-spacing="-0.009cm" fo:font-style="normal" style:font-style-asian="normal" style:font-style-complex="normal"/>
    </style:style>
    <style:style style:name="T30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fo:font-variant="normal" fo:text-transform="none" fo:letter-spacing="-0.009cm"/>
    </style:style>
    <style:style style:name="T32" style:family="text">
      <style:text-properties fo:font-variant="normal" fo:text-transform="none" fo:letter-spacing="-0.009cm" fo:font-weight="bold" style:font-weight-asian="bold" style:font-weight-complex="bold"/>
    </style:style>
    <style:style style:name="T33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letter-spacing="-0.009cm" fo:font-style="italic" style:text-underline-style="none" fo:font-weight="bold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variant="normal" fo:text-transform="none"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variant="normal" fo:text-transform="none" style:font-name="Trebuchet MS" fo:font-size="11pt" fo:font-weight="normal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style:font-name="Trebuchet MS" fo:letter-spacing="-0.009cm" style:text-underline-style="none" fo:font-weight="bold" style:font-weight-asian="bold" style:font-weight-complex="bold"/>
    </style:style>
    <style:style style:name="T39" style:family="text">
      <style:text-properties fo:font-variant="normal" fo:text-transform="none" style:font-name="Trebuchet MS" fo:letter-spacing="-0.009cm" fo:font-style="italic" style:text-underline-style="none" fo:font-weight="bold" style:font-style-asian="italic" style:font-weight-asian="bold" style:font-style-complex="italic" style:font-weight-complex="bold"/>
    </style:style>
    <style:style style:name="T40" style:family="text">
      <style:text-properties fo:font-variant="normal" fo:text-transform="none" fo:color="#0000ff" style:font-name="Bitstream Charter" fo:font-size="11pt" fo:language="zxx" fo:country="none" fo:font-style="normal" style:text-underline-style="solid" style:text-underline-width="auto" style:text-underline-color="font-color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0000ff" fo:font-size="11pt" fo:language="zxx" fo:country="none" fo:font-style="normal" style:text-underline-style="solid" style:text-underline-width="auto" style:text-underline-color="font-color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variant="normal" fo:text-transform="none" fo:font-weight="normal" style:font-weight-asian="normal" style:font-weight-complex="normal"/>
    </style:style>
    <style:style style:name="T44" style:family="text">
      <style:text-properties fo:font-variant="normal" fo:text-transform="non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font-size="12pt" fo:letter-spacing="-0.009cm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font-name="Arial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letter-spacing="-0.009cm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4" style:family="text">
      <style:text-properties style:font-name="Bitstream Charter" fo:font-size="11pt" style:font-size-asian="11pt" style:font-size-complex="11pt"/>
    </style:style>
    <style:style style:name="T55" style:family="text"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T56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58" style:family="text">
      <style:text-properties style:font-name="Bitstream Charter" fo:font-size="12pt" fo:letter-spacing="-0.009cm" fo:font-style="italic" style:font-size-asian="12pt" style:font-style-asian="italic" style:font-size-complex="12pt" style:font-style-complex="italic"/>
    </style:style>
    <style:style style:name="T59" style:family="text">
      <style:text-properties style:font-name="Bitstream Charter" fo:font-style="italic" style:font-style-asian="italic" style:font-style-complex="italic"/>
    </style:style>
    <style:style style:name="T60" style:family="text">
      <style:text-properties style:font-name="Bitstream Charter" fo:letter-spacing="-0.009cm" fo:font-style="italic" style:font-style-asian="italic" style:font-style-complex="italic"/>
    </style:style>
    <style:style style:name="T61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62" style:family="text">
      <style:text-properties fo:color="#000000"/>
    </style:style>
    <style:style style:name="T63" style:family="text">
      <style:text-properties fo:color="#000000" style:font-name="Bitstream Charter" fo:font-style="italic" style:font-style-asian="italic" style:font-style-complex="italic"/>
    </style:style>
    <style:style style:name="T64" style:family="text">
      <style:text-properties fo:color="#000000" fo:font-style="italic" style:font-style-asian="italic" style:font-style-complex="italic"/>
    </style:style>
    <style:style style:name="T65" style:family="text">
      <style:text-properties fo:font-size="10pt" style:font-size-asian="10pt" style:font-size-complex="10pt"/>
    </style:style>
    <style:style style:name="T66" style:family="text">
      <style:text-properties fo:font-size="10pt" fo:font-weight="bold" style:font-size-asian="10pt" style:font-weight-asian="bold" style:font-size-complex="10pt" style:font-weight-complex="bold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fo:font-size="12pt" fo:letter-spacing="-0.009cm" fo:font-style="italic" style:font-size-asian="12pt" style:font-style-asian="italic" style:font-size-complex="12pt" style:font-style-complex="italic"/>
    </style:style>
    <style:style style:name="T70" style:family="text">
      <style:text-properties fo:font-size="12pt" fo:font-style="italic" style:font-size-asian="12pt" style:font-style-asian="italic" style:font-size-complex="12pt" style:font-style-complex="italic"/>
    </style:style>
    <style:style style:name="T71" style:family="text">
      <style:text-properties fo:color="#0000ff" style:font-name="Courier 10 Pitch" fo:font-size="11pt" style:font-size-asian="11pt" style:font-size-complex="11pt"/>
    </style:style>
    <style:style style:name="T72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73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4" style:family="text">
      <style:text-properties fo:color="#0000f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5" style:family="text">
      <style:text-properties fo:color="#0000ff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76" style:family="text">
      <style:text-properties fo:color="#0000ff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7" style:family="text">
      <style:text-properties fo:color="#0000ff" fo:font-size="11pt" style:font-size-asian="11pt" style:font-size-complex="11pt"/>
    </style:style>
    <style:style style:name="T78" style:family="text">
      <style:text-properties fo:color="#0000ff" style:font-name="Verdana"/>
    </style:style>
    <style:style style:name="T79" style:family="text">
      <style:text-properties fo:color="#0000ff" style:font-name="Verdana" fo:font-size="11pt" style:font-size-asian="11pt" style:font-size-complex="11pt"/>
    </style:style>
    <style:style style:name="T80" style:family="text">
      <style:text-properties fo:color="#0000ff" style:font-name="Verdana" fo:font-size="10pt" style:font-size-asian="10pt" style:font-size-complex="10pt"/>
    </style:style>
    <style:style style:name="T81" style:family="text">
      <style:text-properties fo:font-variant="small-caps" style:font-name="Bitstream Charter" fo:font-size="12pt" fo:font-style="normal" fo:font-weight="bold" style:font-name-asian="Bitstream Charter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82" style:family="text">
      <style:text-properties fo:font-variant="small-caps" style:font-name="Bitstream Charter" fo:letter-spacing="-0.009cm" fo:font-style="italic" style:text-underline-style="none" fo:font-weight="bold" style:font-style-asian="italic" style:font-weight-asian="bold" style:font-style-complex="italic" style:font-weight-complex="bold"/>
    </style:style>
    <style:style style:name="T83" style:family="text">
      <style:text-properties fo:font-variant="small-caps" style:font-name="Trebuchet MS" fo:letter-spacing="-0.009cm" style:text-underline-style="none" fo:font-weight="bold" style:font-weight-asian="bold" style:font-weight-complex="bold"/>
    </style:style>
    <style:style style:name="T84" style:family="text">
      <style:text-properties fo:font-variant="small-caps" style:font-name="Trebuchet MS" fo:letter-spacing="-0.009cm" fo:font-style="normal" style:text-underline-style="none" fo:font-weight="bold" style:font-style-asian="normal" style:font-weight-asian="bold" style:font-style-complex="normal" style:font-weight-complex="bold"/>
    </style:style>
    <style:style style:name="T85" style:family="text">
      <style:text-properties fo:font-variant="small-caps" fo:letter-spacing="-0.009cm" fo:font-style="normal" style:text-underline-style="none" fo:font-weight="bold" style:font-style-asian="normal" style:font-weight-asian="bold" style:font-style-complex="normal" style:font-weight-complex="bold"/>
    </style:style>
    <style:style style:name="T86" style:family="text">
      <style:text-properties fo:font-variant="small-caps" fo:letter-spacing="-0.009cm" style:text-underline-style="none" fo:font-weight="bold" style:font-weight-asian="bold" style:font-weight-complex="bold"/>
    </style:style>
    <style:style style:name="T87" style:family="text">
      <style:text-properties fo:font-variant="small-caps" fo:letter-spacing="-0.009cm" fo:font-style="italic" style:text-underline-style="none" fo:font-weight="bold" style:font-style-asian="italic" style:font-weight-asian="bold" style:font-style-complex="italic" style:font-weight-complex="bold"/>
    </style:style>
    <style:style style:name="T88" style:family="text">
      <style:text-properties style:font-name-asian="Bitstream Charter"/>
    </style:style>
    <style:style style:name="T89" style:family="text">
      <style:text-properties style:font-name-asian="Bitstream Charter" style:font-name-complex="Bitstream Charter"/>
    </style:style>
    <style:style style:name="T90" style:family="text">
      <style:text-properties style:font-name-complex="Bitstream Charter"/>
    </style:style>
    <style:style style:name="T91" style:family="text">
      <style:text-properties style:font-name="Arial"/>
    </style:style>
    <style:style style:name="T92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3" style:family="text">
      <style:text-properties style:font-name="Arial" fo:font-size="12pt" style:font-size-asian="12pt" style:font-size-complex="12pt"/>
    </style:style>
    <style:style style:name="T94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95" style:family="text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6" style:family="text">
      <style:text-properties style:font-name="Trebuchet MS"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6">9 rue Eugène Crétel</text:p>
            <text:p text:style-name="P36">91300 Massy, France</text:p>
            <text:p text:style-name="P36"/>
          </table:table-cell>
          <table:table-cell table:style-name="Tableau1.A2" office:value-type="string">
            <text:p text:style-name="P35">06.35.50.20.35</text:p>
            <text:p text:style-name="P1"><text:a xlink:type="simple" xlink:href="mailto:hassen.doghmen@gmail.com"><text:span text:style-name="T80">hassen.doghmen@gmail.com</text:span></text:a></text:p>
            <text:p text:style-name="P35">www.lri.fr/~doghmen</text:p>
          </table:table-cell>
        </table:table-row>
      </table:table>
      <text:p text:style-name="P34"><text:span text:style-name="T96">Architecte Logiciel </text:span></text:p>
      <text:p text:style-name="P34"><text:span text:style-name="T96">Red Hat Certified Engineer, Adobe Certified Engineer</text:span></text:p>
      <text:p text:style-name="P24"><text:s text:c="73"/>Expérience Professionnelle</text:p>
      <text:p text:style-name="P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9">Depuis Sept.</text:p>
            <text:p text:style-name="P39"><text:s/>2011</text:p>
          </table:table-cell>
          <table:table-cell table:style-name="Tableau2.B1" office:value-type="string">
            <text:p text:style-name="P16">Ingénieur Expert, INRIA Saclay-IDF</text:p>
            <text:p text:style-name="Standard"><text:span text:style-name="T92">Développement collaboratif au sein du Projet Mash </text:span><text:span text:style-name="T95">(</text:span><text:a xlink:type="simple" xlink:href="http://mash-project.eu/"><text:span text:style-name="T76">http://mash-project.eu/</text:span></text:a><text:span text:style-name="T95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18">Expérimentations et validations d'heuristiques/planificateurs générés en <text:span text:style-name="T5">Python</text:span> et codé en <text:span text:style-name="T5">C++</text:span>.</text:p>
                  <text:p text:style-name="P18">- En mode simulation: Test sur un simulateur 3D codé en <text:span text:style-name="T5">Java</text:span>.</text:p>
                  <text:p text:style-name="P18">- Test sur bras robot réel sur des tâches de planification à l'aide de <text:span text:style-name="T5">Scripts</text:span> sur <text:span text:style-name="T5">grille de calcul</text:span>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39">2011</text:p>
            <text:p text:style-name="P39">- <text:s/></text:p>
            <text:p text:style-name="P39">2009</text:p>
          </table:table-cell>
          <table:table-cell table:style-name="Tableau2.B1" office:value-type="string">
            <text:p text:style-name="P16">Ingénieur en optimisation, INRIA Saclay-IDF</text:p>
            <text:p text:style-name="P16">Recherches sur la classe d'algorithmes Monte Carlo Tree Search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8">- Planification grande dimension : Optimisation de la gestion de production électrique.</text:p>
                  <text:p text:style-name="P18">- Tuning des paramètres du programme joueur de Go <text:span text:style-name="T5">MoGo</text:span>.</text:p>
                  <text:p text:style-name="P18">- Expérimentations sur la parallélisation de l'algorithme Monte-Carlo Tree Search (<text:span text:style-name="T5">MPI</text:span>).</text:p>
                  <text:p text:style-name="P18">- Construction automatique des livres d'ouvertures pour MoGo(<text:span text:style-name="T5">C, Octave</text:span>).</text:p>
                </table:table-cell>
              </table:table-row>
            </table:table>
            <text:p text:style-name="P20"/>
          </table:table-cell>
        </table:table-row>
        <table:table-row table:style-name="Tableau2.3">
          <table:table-cell table:style-name="Tableau2.A3" office:value-type="string">
            <text:p text:style-name="P39">2010</text:p>
            <text:p text:style-name="P39">1 mois</text:p>
          </table:table-cell>
          <table:table-cell table:style-name="Tableau2.B1" office:value-type="string">
            <text:p text:style-name="P15"><text:span text:style-name="T68">Mission au sein de OASE Lab</text:span><text:span text:style-name="T44">, Taiwan </text:span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8">- Intégration de connaissances expertes dans le jeu de Go, Base de règles codée en <text:span text:style-name="T5">C++</text:span>/<text:span text:style-name="T5">Octave</text:span>. </text:p>
                  <text:p text:style-name="P18">- Installation d'un Mini-cluster pour expérimentions <text:span text:style-name="T5">MPI (ompi 1.4)</text:span>.</text:p>
                </table:table-cell>
              </table:table-row>
            </table:table>
          </table:table-cell>
        </table:table-row>
      </table:table>
      <text:p text:style-name="P7"/>
      <text:p text:style-name="P10"><text:s text:c="78"/>Compétences Spécifiques</text:p>
      <text:p text:style-name="P37"/>
      <text:p text:style-name="P15"><text:span text:style-name="T12"><text:tab/><text:tab/></text:span><text:span text:style-name="T45">Programmation:</text:span><text:span text:style-name="T67"> <text:tab/><text:tab/><text:tab/></text:span><text:span text:style-name="T70">C/C++/C#(Expert), J2EE/Flex(Familier)</text:span></text:p>
      <text:p text:style-name="P15"><text:span text:style-name="T70"/></text:p>
      <text:p text:style-name="P17"><text:span text:style-name="T33"><text:tab/><text:tab/>API:</text:span><text:span text:style-name="T50"> <text:tab/><text:tab/><text:tab/><text:tab/><text:tab/>JNI, SWING. </text:span></text:p>
      <text:p text:style-name="P17"><text:span text:style-name="T50"/></text:p>
      <text:p text:style-name="P17"><text:span text:style-name="T50"><text:tab/><text:tab/></text:span><text:span text:style-name="T51">Frameworks </text:span><text:span text:style-name="T50">: <text:tab/><text:tab/><text:tab/>.NET, Zend, MFC</text:span></text:p>
      <text:p text:style-name="P17"><text:span text:style-name="T50"/></text:p>
      <text:p text:style-name="P17"><text:span text:style-name="T32"><text:tab/><text:tab/></text:span><text:span text:style-name="T33">IDE:</text:span> <text:tab/><text:tab/><text:tab/><text:tab/><text:tab/><text:span text:style-name="T50">Vim, Eclipse, NetBeans, Flash/Flex Builder.</text:span></text:p>
      <text:p text:style-name="P17"><text:span text:style-name="T50"/></text:p>
      <text:p text:style-name="P15"><text:span text:style-name="T32"><text:tab/><text:tab/></text:span><text:span text:style-name="T45">Programmation linéaire:</text:span><text:span text:style-name="T48"> <text:tab/><text:tab/></text:span><text:span text:style-name="T69">GLPK, Visual Xpress 3</text:span><text:span text:style-name="T70">. <text:s text:c="3"/></text:span></text:p>
      <text:p text:style-name="P15"><text:span text:style-name="T70"/></text:p>
      <text:p text:style-name="P15"><text:span text:style-name="T32"><text:tab/><text:tab/></text:span><text:span text:style-name="T33">Gestionnaires de Versions:</text:span> <text:tab/><text:span text:style-name="T70">CVS, SVN, GIT. <text:s/></text:span><text:s text:c="2"/></text:p>
      <text:p text:style-name="P15"/>
      <text:p text:style-name="P17"><text:span text:style-name="T32"><text:tab/><text:tab/></text:span><text:span text:style-name="T33">Scripts:</text:span> <text:tab/><text:tab/><text:tab/><text:tab/><text:span text:style-name="T50">Shell, Sed, </text:span><text:span text:style-name="T64">Awk, O</text:span><text:span text:style-name="T50">ctave.</text:span></text:p>
      <text:p text:style-name="P17"><text:span text:style-name="T50"/></text:p>
      <text:p text:style-name="P17"><text:span text:style-name="T50"><text:tab/><text:tab/></text:span><text:span text:style-name="T51">Web</text:span><text:span text:style-name="T50"> : <text:tab/><text:tab/><text:tab/><text:tab/><text:tab/>HTML5, CSS , JavaScript, Action Script, Php</text:span></text:p>
      <text:p text:style-name="P17"><text:line-break/><text:tab/><text:tab/><text:span text:style-name="T33">Gestion de bases de données:</text:span> <text:tab/><text:span text:style-name="T50">Oracle, PL/SQL, MySQL.</text:span></text:p>
      <text:p text:style-name="P17"><text:span text:style-name="T50"/></text:p>
      <text:p text:style-name="P17"><text:span text:style-name="T50"/></text:p>
      <text:p text:style-name="P17"><text:span text:style-name="T50"/></text:p>
      <text:p text:style-name="P17"><text:span text:style-name="T50"/></text:p>
      <text:p text:style-name="P17"><text:span text:style-name="T50"/></text:p>
      <text:p text:style-name="P17"><text:span text:style-name="T50"/></text:p>
      <text:p text:style-name="P17"><text:span text:style-name="T50"/></text:p>
      <text:p text:style-name="P17"><text:span text:style-name="T50"/></text:p>
      <text:p text:style-name="P17"><text:soft-page-break/><text:span text:style-name="T50"/></text:p>
      <text:p text:style-name="P7"><text:s text:c="100"/>Études</text:p>
      <text:p text:style-name="P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9">2008 - 2009</text:p>
          </table:table-cell>
          <table:table-cell table:style-name="Tableau5.B1" office:value-type="string">
            <text:p text:style-name="P28">Master 2 : Modèles, Optimisation, Programmation et Services</text:p>
            <text:p text:style-name="P32"><text:span text:style-name="T14">Université d’Evry-Val-d’Essonne, France</text:span></text:p>
          </table:table-cell>
        </table:table-row>
        <table:table-row>
          <table:table-cell table:style-name="Tableau5.A2" office:value-type="string">
            <text:p text:style-name="P39">2006 - 2008</text:p>
          </table:table-cell>
          <table:table-cell table:style-name="Tableau5.B2" office:value-type="string">
            <text:p text:style-name="P31"><text:span text:style-name="T1">Maîtrise en Informatiques : Génie Logiciel et Programmation</text:span><text:span text:style-name="T66">(3</text:span><text:span text:style-name="T61">ème</text:span><text:span text:style-name="T66">/64)</text:span></text:p>
            <text:p text:style-name="P28"><text:span text:style-name="T42">Université de Carthage, Tunisie</text:span></text:p>
          </table:table-cell>
        </table:table-row>
        <table:table-row>
          <table:table-cell table:style-name="Tableau5.A2" office:value-type="string">
            <text:p text:style-name="P39">2003 - 2006</text:p>
          </table:table-cell>
          <table:table-cell table:style-name="Tableau5.B2" office:value-type="string">
            <text:p text:style-name="P28">DEUPC en Mathématiques et Sciences Informatiques</text:p>
            <text:p text:style-name="P33"><text:span text:style-name="T49">Université de Carthage, Tunisie</text:span></text:p>
          </table:table-cell>
        </table:table-row>
        <table:table-row>
          <table:table-cell table:style-name="Tableau5.A4" office:value-type="float" office:value="2003">
            <text:p text:style-name="P39">2003</text:p>
          </table:table-cell>
          <table:table-cell table:style-name="Tableau5.B2" office:value-type="string">
            <text:p text:style-name="P28">Baccalauréat scientifique : Mathématiques</text:p>
          </table:table-cell>
        </table:table-row>
      </table:table>
      <text:p text:style-name="P7"/>
      <text:p text:style-name="P10"/>
      <text:p text:style-name="P10"/>
      <text:p text:style-name="P26"><text:span text:style-name="T60"/></text:p>
      <text:p text:style-name="P7"><text:s text:c="94"/>Formations</text:p>
      <text:p text:style-name="P25"/>
      <text:p text:style-name="P15">Certification RHCE (Red Hat Certified Engineer)</text:p>
      <text:p text:style-name="P15">Adobe Certified engineeer.</text:p>
      <text:p text:style-name="P15">Calcul parallèle, Calcul GPGPU(INRIA-Saclay et INRIA-Rocquencourt) (6 jours)</text:p>
      <text:p text:style-name="P15">Calcul haute performancesur grilles de calcul.GRID'5000 (10 jours)</text:p>
      <text:p text:style-name="P8"><text:s text:c="99"/>Réalisations</text:p>
      <text:p text:style-name="P8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08">
            <text:p text:style-name="P12">2008</text:p>
          </table:table-cell>
          <table:table-cell table:style-name="Tableau4.B1" office:value-type="string">
            <text:p text:style-name="P15"><text:span text:style-name="T5">ATM : </text:span><text:span text:style-name="T11">Simulateur de distributeur de Banque : Modélisation en </text:span><text:span text:style-name="T10">UML</text:span><text:span text:style-name="T11">, et implémentation en </text:span><text:span text:style-name="T10">C++</text:span><text:span text:style-name="T11">.</text:span></text:p>
          </table:table-cell>
        </table:table-row>
        <table:table-row table:style-name="Tableau4.1">
          <table:table-cell table:style-name="Tableau4.A1" office:value-type="float" office:value="2010">
            <text:p text:style-name="P12">2010</text:p>
          </table:table-cell>
          <table:table-cell table:style-name="Tableau4.B1" office:value-type="string">
            <text:p text:style-name="P21">Développements Libres : MoGoDroid: Application de Go pour la plateforme <text:span text:style-name="T5">Android</text:span>. Moteur en <text:span text:style-name="T5">C++</text:span>, Interface utilisateur en <text:span text:style-name="T5">Java</text:span> et la communication utilisant <text:span text:style-name="T5">JNI</text:span> (en cours).</text:p>
          </table:table-cell>
        </table:table-row>
        <table:table-row table:style-name="Tableau4.1">
          <table:table-cell table:style-name="Tableau4.A3" office:value-type="string">
            <text:p text:style-name="P12">2009</text:p>
            <text:p text:style-name="P12"><text:s/>-</text:p>
            <text:p text:style-name="P12"><text:s/>2011</text:p>
          </table:table-cell>
          <table:table-cell table:style-name="Tableau4.B3" office:value-type="string">
            <text:p text:style-name="P15"><text:span text:style-name="T16">MoGo:</text:span><text:span text:style-name="T3"> Plateforme d'intelligence artificielle, programme v</text:span><text:span text:style-name="T11">ainqueur de plusieurs compétitions et challenges internationaux. </text:span><text:span text:style-name="T41">http://www.lri.fr/~doghmen/mogo.html</text:span></text:p>
            <text:p text:style-name="P15"><text:span text:style-name="T11">Codé en </text:span><text:span text:style-name="T10">C++</text:span><text:span text:style-name="T11">, implémentant l'algorithme MCTS et des modules d'apprentissage/optimisation.</text:span><text:span text:style-name="T15"> <text:s text:c="31"/></text:span></text:p>
          </table:table-cell>
        </table:table-row>
        <table:table-row table:style-name="Tableau4.1">
          <table:table-cell table:style-name="Tableau4.A3" office:value-type="string">
            <text:p text:style-name="P12">2009</text:p>
            <text:p text:style-name="P12">-</text:p>
            <text:p text:style-name="P12">2011</text:p>
          </table:table-cell>
          <table:table-cell table:style-name="Tableau4.B1" office:value-type="string">
            <text:p text:style-name="P38"><text:span text:style-name="T16">Sélection de publications internationales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20">- Continious Rapid Action Value Estimation. ACML, 2011.</text:p>
                  <text:p text:style-name="P20">- Adding Double Progressive Widening to Upper Confidence Tree to Cope with </text:p>
                  <text:p text:style-name="P20"><text:s text:c="2"/>Uncertainty in Planning Problems. EWRL, 2011. <text:s text:c="2"/></text:p>
                  <text:p text:style-name="P20">- Consistency Modifications for Automatically Tuned Monte-Carlo Tree Search. LION4, 2010.</text:p>
                  <text:p text:style-name="P20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9"/>
      <text:p text:style-name="P9"><text:s text:c="89"/>Langues et Intérêts</text:p>
      <text:p text:style-name="P4"><text:tab/><text:tab/></text:p>
      <text:p text:style-name="P4"><text:tab/><text:tab/><text:span text:style-name="T91">Langues</text:span></text:p>
      <text:p text:style-name="P21"><text:tab/><text:tab/>Français(courant), Anglais(TOEIC score=830).</text:p>
      <text:p text:style-name="P22"/>
      <text:p text:style-name="P22"><text:tab/><text:tab/>Intérêts</text:p>
      <text:p text:style-name="P15"><text:tab/><text:tab/>Développement libre (<text:span text:style-name="T75">https://github.com/haspeleo</text:span>), planche à voile et lecture.</text:p>
      <text:p text:style-name="P15"><text:tab/><text:tab/>Membre fondateur et conseiller technique dans le club de spéléologie de Bizerte <text:tab/><text:tab/> <text:s text:c="7"/><text:tab/><text:tab/><text:tab/>(<text:span text:style-name="T75">http://www.speleobizerte.creajn.com</text:span>).</text:p>
      <text:p text:style-name="P21"><text:tab/><text:tab/>Diplôme en premiers secours et volontaire pour les compagnes de prévention routière.</text:p>
      <text:p text:style-name="P11"/>
      <text:p text:style-name="P11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2-01-29T22:38:47</dc:date>
    <meta:editing-duration>P3DT15H48M33S</meta:editing-duration>
    <meta:editing-cycles>279</meta:editing-cycles>
    <meta:generator>OpenOffice.org/3.3$Unix OpenOffice.org_project/330m20$Build-9567</meta:generator>
    <meta:printed-by>hassen DOGHMEN</meta:printed-by>
    <meta:print-date>2011-09-27T10:39:06</meta:print-date>
    <dc:creator>Hassen Doghmen</dc:creator>
    <meta:document-statistic meta:table-count="8" meta:image-count="0" meta:object-count="0" meta:page-count="2" meta:paragraph-count="85" meta:word-count="469" meta:character-count="4161"/>
    <meta:user-defined meta:name="Info 1"/>
    <meta:user-defined meta:name="Info 2"/>
    <meta:user-defined meta:name="Info 3"/>
    <meta:user-defined meta:name="Info 4"/>
  </office:meta>
</office:document-meta>
</file>